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333333" draw:fill="none" draw:textarea-horizontal-align="center" draw:textarea-vertical-align="middle" draw:ole-draw-aspect="1"/>
    </style:style>
    <style:style style:name="gr2" style:family="graphic">
      <style:graphic-properties draw:stroke="none" svg:stroke-color="#aecf00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DSDV PDR" draw:style-name="gr1" draw:text-style-name="P1" svg:width="14.789cm" svg:height="8.466cm" svg:x="15.306cm" svg:y="8.075cm">
            <draw:object draw:notify-on-update-of-ranges="Sheet1.D2:Sheet1.D2 Sheet1.D3:Sheet1.D12 Sheet1.E2:Sheet1.E2 Sheet1.E3:Sheet1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4.566cm" svg:height="7.889cm" svg:x="0.385cm" svg:y="8.42cm">
            <draw:object draw:notify-on-update-of-ranges="Sheet1.A2:Sheet1.A2 Sheet1.A3:Sheet1.A12 Sheet1.B2:Sheet1.B2 Sheet1.B3:Sheet1.B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ODV</text:p>
          </table:table-cell>
          <table:table-cell table:number-columns-repeated="2"/>
          <table:table-cell office:value-type="string" calcext:value-type="string">
            <text:p>DSDV</text:p>
          </table:table-cell>
          <table:table-cell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22" calcext:value-type="float">
            <text:p>0.86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397" calcext:value-type="float">
            <text:p>0.7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2" calcext:value-type="float">
            <text:p>0.3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594" calcext:value-type="float">
            <text:p>0.35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196" calcext:value-type="float">
            <text:p>0.21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96" calcext:value-type="float">
            <text:p>0.149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165" calcext:value-type="float">
            <text:p>0.11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7" calcext:value-type="float">
            <text:p>0.1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658" calcext:value-type="float">
            <text:p>0.06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09" calcext:value-type="float">
            <text:p>0.12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004" calcext:value-type="float">
            <text:p>0.10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02" calcext:value-type="float">
            <text:p>0.08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36" calcext:value-type="float">
            <text:p>0.02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77" calcext:value-type="float">
            <text:p>0.0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5:23:43.070792362</meta:creation-date>
    <dc:date>2019-01-29T16:13:36.678187359</dc:date>
    <meta:editing-duration>PT19M32S</meta:editing-duration>
    <meta:editing-cycles>1</meta:editing-cycles>
    <meta:document-statistic meta:table-count="1" meta:cell-count="46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33333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9cm" svg:height="8.467cm" xlink:href=".." xlink:type="simple" chart:class="chart:line" chart:style-name="ch1">
        <chart:title svg:x="6.174cm" svg:y="0.305cm" chart:style-name="ch2">
          <text:p>DSDV PDR</text:p>
        </chart:title>
        <chart:legend chart:legend-position="end" svg:x="12.732cm" svg:y="3.934cm" style:legend-expansion="high" chart:style-name="ch3"/>
        <chart:plot-area chart:style-name="ch4" table:cell-range-address="Sheet1.D2:Sheet1.E12" chart:data-source-has-labels="both" svg:x="0.295cm" svg:y="1.279cm" svg:width="12.142cm" svg:height="7.019cm">
          <chartooo:coordinate-region svg:x="1.022cm" svg:y="1.478cm" svg:width="11.135cm" svg:height="6.173cm"/>
          <chart:axis chart:dimension="x" chart:name="primary-x" chart:style-name="ch5" chartooo:axis-type="auto">
            <chartooo:date-scale/>
            <chart:categories table:cell-range-address="Sheet1.D3:Sheet1.D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12" chart:label-cell-address="Sheet1.E2:Sheet1.E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3:Sheet1.D12</svg:desc>
                </draw:g>
              </table:table-cell>
              <table:table-cell office:value-type="float" office:value="0.7397">
                <text:p>0.7397</text:p>
                <draw:g>
                  <svg:desc>Sheet1.E3:Sheet1.E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594">
                <text:p>0.35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639">
                <text:p>0.16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165">
                <text:p>0.11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77">
                <text:p>0.0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67cm" svg:height="7.89cm" xlink:href=".." xlink:type="simple" chart:class="chart:line" chart:style-name="ch1">
        <chart:title svg:x="6.049cm" svg:y="0.293cm" chart:style-name="ch2">
          <text:p>AODV PDR</text:p>
        </chart:title>
        <chart:legend chart:legend-position="end" svg:x="12.509cm" svg:y="3.646cm" style:legend-expansion="high" chart:style-name="ch3"/>
        <chart:plot-area chart:style-name="ch4" table:cell-range-address="Sheet1.A2:Sheet1.B12" chart:data-source-has-labels="both" svg:x="0.291cm" svg:y="1.255cm" svg:width="11.927cm" svg:height="6.478cm">
          <chartooo:coordinate-region svg:x="1.018cm" svg:y="1.454cm" svg:width="10.92cm" svg:height="5.632cm"/>
          <chart:axis chart:dimension="x" chart:name="primary-x" chart:style-name="ch5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2" chart:label-cell-address="Sheet1.B2:Sheet1.B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12</svg:desc>
                </draw:g>
              </table:table-cell>
              <table:table-cell office:value-type="float" office:value="0.8622">
                <text:p>0.8622</text:p>
                <draw:g>
                  <svg:desc>Sheet1.B3:Sheet1.B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196">
                <text:p>0.21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96">
                <text:p>0.14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36">
                <text:p>0.02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